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1D000002AAE1296865F9539BB6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weight="bold" officeooo:rsid="001f8335" officeooo:paragraph-rsid="0024345e" style:font-weight-asian="bold" style:font-weight-complex="bold"/>
    </style:style>
    <style:style style:name="P8" style:family="paragraph" style:parent-style-name="Standard">
      <style:text-properties style:font-name="Arial1" fo:font-weight="bold" officeooo:rsid="001f8335" officeooo:paragraph-rsid="00289ba7" style:font-weight-asian="bold" style:font-weight-complex="bold"/>
    </style:style>
    <style:style style:name="P9" style:family="paragraph" style:parent-style-name="Standard">
      <style:text-properties style:font-name="Arial1" fo:font-weight="bold" officeooo:rsid="001f8335" officeooo:paragraph-rsid="0029f0c7" style:font-weight-asian="bold" style:font-weight-complex="bold"/>
    </style:style>
    <style:style style:name="P10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11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Arial1" fo:font-weight="normal" officeooo:rsid="001f8335" officeooo:paragraph-rsid="00213d52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2291d3" officeooo:paragraph-rsid="0024c334" style:font-weight-asian="normal" style:font-weight-complex="normal"/>
    </style:style>
    <style:style style:name="P15" style:family="paragraph" style:parent-style-name="Standard">
      <style:text-properties style:font-name="Arial1" fo:font-weight="normal" officeooo:rsid="0024345e" officeooo:paragraph-rsid="0024345e" style:font-weight-asian="normal" style:font-weight-complex="normal"/>
    </style:style>
    <style:style style:name="P16" style:family="paragraph" style:parent-style-name="Standard">
      <style:text-properties style:font-name="Arial1" fo:font-weight="normal" officeooo:rsid="0024345e" officeooo:paragraph-rsid="0024c334" style:font-weight-asian="normal" style:font-weight-complex="normal"/>
    </style:style>
    <style:style style:name="P17" style:family="paragraph" style:parent-style-name="Standard">
      <style:text-properties style:font-name="Arial1" officeooo:rsid="0024345e" officeooo:paragraph-rsid="0024345e"/>
    </style:style>
    <style:style style:name="P18" style:family="paragraph" style:parent-style-name="Standard">
      <style:text-properties style:font-name="Arial1" style:text-underline-style="none" fo:font-weight="normal" officeooo:rsid="002291d3" officeooo:paragraph-rsid="0024c334" style:font-weight-asian="normal" style:font-weight-complex="normal"/>
    </style:style>
    <style:style style:name="P19" style:family="paragraph" style:parent-style-name="Standard">
      <style:text-properties officeooo:paragraph-rsid="0024345e"/>
    </style:style>
    <style:style style:name="P20" style:family="paragraph" style:parent-style-name="Standard">
      <style:text-properties officeooo:paragraph-rsid="0024c334"/>
    </style:style>
    <style:style style:name="P21" style:family="paragraph" style:parent-style-name="Standard">
      <style:text-properties style:font-name="Arial1" style:text-underline-style="none" fo:font-weight="normal" officeooo:rsid="0026c74c" officeooo:paragraph-rsid="00289ba7" style:font-weight-asian="normal" style:font-weight-complex="normal"/>
    </style:style>
    <style:style style:name="P22" style:family="paragraph" style:parent-style-name="Standard">
      <style:text-properties style:font-name="Arial1" style:text-underline-style="none" fo:font-weight="normal" officeooo:rsid="0029f0c7" officeooo:paragraph-rsid="0029f0c7" style:font-weight-asian="normal" style:font-weight-complex="normal"/>
    </style:style>
    <style:style style:name="P23" style:family="paragraph"/>
    <style:style style:name="P2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25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P26" style:family="paragraph">
      <style:paragraph-properties fo:text-align="start"/>
      <style:text-properties fo:font-variant="normal" fo:text-transform="none" style:text-line-through-style="none" style:text-line-through-type="none" style:font-name="Arial" fo:font-size="11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91d3" style:font-weight-asian="normal" style:font-weight-complex="normal"/>
    </style:style>
    <style:style style:name="T5" style:family="text">
      <style:text-properties fo:font-weight="normal" officeooo:rsid="0024344b" style:font-weight-asian="normal" style:font-weight-complex="normal"/>
    </style:style>
    <style:style style:name="T6" style:family="text">
      <style:text-properties fo:font-weight="normal" officeooo:rsid="0024345e" style:font-weight-asian="normal" style:font-weight-complex="normal"/>
    </style:style>
    <style:style style:name="T7" style:family="text">
      <style:text-properties fo:font-weight="normal" officeooo:rsid="0026c74c" style:font-weight-asian="normal" style:font-weight-complex="normal"/>
    </style:style>
    <style:style style:name="T8" style:family="text">
      <style:text-properties fo:font-weight="normal" officeooo:rsid="00279431" style:font-weight-asian="normal" style:font-weight-complex="normal"/>
    </style:style>
    <style:style style:name="T9" style:family="text">
      <style:text-properties fo:font-weight="normal" officeooo:rsid="00289ba7" style:font-weight-asian="normal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12" style:family="text">
      <style:text-properties style:font-name="Arial1" fo:font-size="15pt" fo:font-weight="bold" officeooo:rsid="0026c74c" style:font-size-asian="15pt" style:font-weight-asian="bold" style:font-size-complex="15pt" style:font-weight-complex="bold"/>
    </style:style>
    <style:style style:name="T13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79431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4345e" style:font-weight-asian="normal" style:font-weight-complex="normal"/>
    </style:style>
    <style:style style:name="T17" style:family="text">
      <style:text-properties style:text-underline-style="none" fo:font-weight="normal" officeooo:rsid="0024c334" style:font-weight-asian="normal" style:font-weight-complex="normal"/>
    </style:style>
    <style:style style:name="T18" style:family="text">
      <style:text-properties style:text-underline-style="none" fo:font-weight="normal" officeooo:rsid="00259c83" style:font-weight-asian="normal" style:font-weight-complex="normal"/>
    </style:style>
    <style:style style:name="T19" style:family="text">
      <style:text-properties style:text-underline-style="none" fo:font-weight="normal" officeooo:rsid="00289ba7" style:font-weight-asian="normal" style:font-weight-complex="normal"/>
    </style:style>
    <style:style style:name="T20" style:family="text">
      <style:text-properties style:text-underline-style="none" fo:font-weight="normal" officeooo:rsid="0026c74c" style:font-weight-asian="normal" style:font-weight-complex="normal"/>
    </style:style>
    <style:style style:name="T21" style:family="text">
      <style:text-properties style:text-underline-style="none" fo:font-weight="normal" officeooo:rsid="0029f0c7" style:font-weight-asian="normal" style:font-weight-complex="normal"/>
    </style:style>
    <style:style style:name="T22" style:family="text">
      <style:text-properties style:text-underline-style="none" officeooo:rsid="00259c83"/>
    </style:style>
    <style:style style:name="T23" style:family="text">
      <style:text-properties style:text-underline-style="none" officeooo:rsid="00289ba7"/>
    </style:style>
    <style:style style:name="T24" style:family="text">
      <style:text-properties officeooo:rsid="0024c334"/>
    </style:style>
    <style:style style:name="T25" style:family="text">
      <style:text-properties officeooo:rsid="00259c83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Pictures/100000000000061D000002AAE1296865F9539BB6.bmp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2" form:id="control2" form:current-value="Luiz Eduardo Sol R. da Silv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3" form:id="control3" form:current-value="85868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5" form:control-implementation="ooo:com.sun.star.form.component.TextField" xml:id="control4" form:id="control4" form:current-value="&#10;--&#10;-- Definition of  fsm_main&#10;--&#10;--      05/11/18 15:06:17&#10;--&#10;--      LeonardoSpectrum Level 3, 2017a.2&#10;--&#10;&#10;library IEEE;&#10;use IEEE.STD_LOGIC_1164.all;&#10;&#10;use work.adk_components.all;&#10;&#10;entity fsm_main is&#10;   port (&#10;      clk : IN std_logic ;&#10;      res : IN std_logic ;&#10;      cnt_rdy : IN std_logic ;&#10;      cmp_food_flag : IN std_logic ;&#10;      fsm_i_done : IN std_logic ;&#10;      fsm_f_done : IN std_logic ;&#10;      fsm_s_done : IN std_logic ;&#10;      fsm_s_game_over : IN std_logic ;&#10;      con_sel : OUT std_logic_vector (1 DOWNTO 0) ;&#10;      fsm_i_start : OUT std_logic ;&#10;      fsm_f_start : OUT std_logic ;&#10;      fsm_s_start : OUT std_logic) ;&#10;end fsm_main ;&#10;&#10;architecture arch of fsm_main is&#10;   signal fsm_s_start_EXMPLR, fsm_f_start_EXMPLR, fsm_i_start_EXMPLR, nx4,&#10;      nx12, nx16, nx274, nx28, STATE_2, nx34, nx38, nx42, nx50, nx64, nx82,&#10;      nx284, nx288, nx292, nx295, nx298, nx300, nx302, nx304, nx307, nx310,&#10;      nx312, nx315, nx317, nx321, nx323, nx326: std_logic ;&#10;&#10;begin&#10;   con_sel(0) &lt;= fsm_f_start_EXMPLR ;&#10;   fsm_i_start &lt;= fsm_i_start_EXMPLR ;&#10;   fsm_f_start &lt;= fsm_f_start_EXMPLR ;&#10;   fsm_s_start &lt;= fsm_s_start_EXMPLR ;&#10;   ix95 : nor02_2x port map ( Y=&gt;con_sel(1), A0=&gt;fsm_f_start_EXMPLR, A1=&gt;&#10;      fsm_i_start_EXMPLR);&#10;   ix83 : nand02 port map ( Y=&gt;nx82, A0=&gt;nx284, A1=&gt;nx317);&#10;   ix285 : nand04 port map ( Y=&gt;nx284, A0=&gt;cmp_food_flag, A1=&gt;&#10;      fsm_s_start_EXMPLR, A2=&gt;nx302, A3=&gt;nx315);&#10;   ix65 : nand02 port map ( Y=&gt;nx64, A0=&gt;nx288, A1=&gt;nx312);&#10;   ix289 : nand03 port map ( Y=&gt;nx288, A0=&gt;STATE_2, A1=&gt;cnt_rdy, A2=&gt;nx302);&#10;   ix51 : nand02 port map ( Y=&gt;nx50, A0=&gt;nx292, A1=&gt;nx304);&#10;   ix293 : oai21 port map ( Y=&gt;nx292, A0=&gt;nx42, A1=&gt;nx38, B0=&gt;nx302);&#10;   ix43 : nor02_2x port map ( Y=&gt;nx42, A0=&gt;cnt_rdy, A1=&gt;nx295);&#10;   reg_STATE_2 : dff port map ( Q=&gt;STATE_2, QB=&gt;nx295, D=&gt;nx50, CLK=&gt;clk);&#10;   ix39 : nor02_2x port map ( Y=&gt;nx38, A0=&gt;nx298, A1=&gt;nx300);&#10;   ix299 : inv01 port map ( Y=&gt;nx298, A=&gt;fsm_f_done);&#10;   reg_STATE_1 : dff port map ( Q=&gt;fsm_f_start_EXMPLR, QB=&gt;nx300, D=&gt;nx82,&#10;      CLK=&gt;clk);&#10;   ix303 : inv01 port map ( Y=&gt;nx302, A=&gt;res);&#10;   ix305 : nand02 port map ( Y=&gt;nx304, A0=&gt;nx274, A1=&gt;nx34);&#10;   ix79 : nor03_2x port map ( Y=&gt;nx274, A0=&gt;nx307, A1=&gt;res, A2=&gt;&#10;      fsm_s_game_over);&#10;   reg_STATE_3 : dff port map ( Q=&gt;fsm_s_start_EXMPLR, QB=&gt;nx307, D=&gt;nx64,&#10;      CLK=&gt;clk);&#10;   ix35 : nor02_2x port map ( Y=&gt;nx34, A0=&gt;cmp_food_flag, A1=&gt;nx310);&#10;   ix311 : inv01 port map ( Y=&gt;nx310, A=&gt;fsm_s_done);&#10;   ix313 : nand02 port map ( Y=&gt;nx312, A0=&gt;nx274, A1=&gt;nx28);&#10;   ix29 : nor02_2x port map ( Y=&gt;nx28, A0=&gt;cmp_food_flag, A1=&gt;fsm_s_done);&#10;   ix316 : inv01 port map ( Y=&gt;nx315, A=&gt;fsm_s_game_over);&#10;   ix318 : oai21 port map ( Y=&gt;nx317, A0=&gt;nx16, A1=&gt;nx12, B0=&gt;nx302);&#10;   ix17 : nor02_2x port map ( Y=&gt;nx16, A0=&gt;fsm_f_done, A1=&gt;nx300);&#10;   ix13 : nor02_2x port map ( Y=&gt;nx12, A0=&gt;nx321, A1=&gt;nx323);&#10;   ix322 : inv01 port map ( Y=&gt;nx321, A=&gt;fsm_i_done);&#10;   ix5 : nand02 port map ( Y=&gt;nx4, A0=&gt;nx326, A1=&gt;nx302);&#10;   ix327 : nand02 port map ( Y=&gt;nx326, A0=&gt;nx321, A1=&gt;fsm_i_start_EXMPLR);&#10;   reg_STATE_0 : dff port map ( Q=&gt;fsm_i_start_EXMPLR, QB=&gt;nx323, D=&gt;nx4,&#10;      CLK=&gt;clk);&#10;end arch ;&#10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/></text:p>
            <text:p text:style-name="P1"><text:span text:style-name="T1">--</text:span></text:p>
            <text:p text:style-name="P1"><text:span text:style-name="T1">-- Definition of <text:s/>fsm_main</text:span></text:p>
            <text:p text:style-name="P1"><text:span text:style-name="T1">--</text:span></text:p>
            <text:p text:style-name="P1"><text:span text:style-name="T1">-- <text:s text:c="5"/>05/11/18 15:06:17</text:span></text:p>
            <text:p text:style-name="P1"><text:span text:style-name="T1">--</text:span></text:p>
            <text:p text:style-name="P1"><text:span text:style-name="T1">-- <text:s text:c="5"/>LeonardoSpectrum Level 3, 2017a.2</text:span></text:p>
            <text:p text:style-name="P1"><text:span text:style-name="T1">--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/></text:p>
            <text:p text:style-name="P1"><text:span text:style-name="T1">use work.adk_components.all;</text:span></text:p>
            <text:p text:style-name="P1"><text:span text:style-name="T1"/></text:p>
            <text:p text:style-name="P1"><text:span text:style-name="T1">entity fsm_main is</text:span></text:p>
            <text:p text:style-name="P1"><text:span text:style-name="T1"><text:s text:c="3"/></text:span><text:span text:style-name="T1">port (</text:span></text:p>
            <text:p text:style-name="P1"><text:span text:style-name="T1"><text:s text:c="6"/></text:span><text:span text:style-name="T1">clk : IN std_logic ;</text:span></text:p>
            <text:p text:style-name="P1"><text:span text:style-name="T1"><text:s text:c="6"/></text:span><text:span text:style-name="T1">res : IN std_logic ;</text:span></text:p>
            <text:p text:style-name="P1"><text:span text:style-name="T1"><text:s text:c="6"/></text:span><text:span text:style-name="T1">cnt_rdy : IN std_logic ;</text:span></text:p>
            <text:p text:style-name="P1"><text:span text:style-name="T1"><text:s text:c="6"/></text:span><text:span text:style-name="T1">cmp_food_flag : IN std_logic ;</text:span></text:p>
            <text:p text:style-name="P1"><text:span text:style-name="T1"><text:s text:c="6"/></text:span><text:span text:style-name="T1">fsm_i_done : IN std_logic ;</text:span></text:p>
            <text:p text:style-name="P1"><text:span text:style-name="T1"><text:s text:c="6"/></text:span><text:span text:style-name="T1">fsm_f_done : IN std_logic ;</text:span></text:p>
            <text:p text:style-name="P1"><text:span text:style-name="T1"><text:s text:c="6"/></text:span><text:span text:style-name="T1">fsm_s_done : IN std_logic ;</text:span></text:p>
            <text:p text:style-name="P1"><text:span text:style-name="T1"><text:s text:c="6"/></text:span><text:span text:style-name="T1">fsm_s_game_over : IN std_logic ;</text:span></text:p>
            <text:p text:style-name="P1"><text:span text:style-name="T1"><text:s text:c="6"/></text:span><text:span text:style-name="T1">con_sel : OUT std_logic_vector (1 DOWNTO 0) ;</text:span></text:p>
            <text:p text:style-name="P1"><text:span text:style-name="T1"><text:s text:c="6"/></text:span><text:span text:style-name="T1">fsm_i_start : OUT std_logic ;</text:span></text:p>
            <text:p text:style-name="P1"><text:span text:style-name="T1"><text:s text:c="6"/></text:span><text:span text:style-name="T1">fsm_f_start : OUT std_logic ;</text:span></text:p>
            <text:p text:style-name="P1"><text:span text:style-name="T1"><text:s text:c="6"/></text:span><text:span text:style-name="T1">fsm_s_start : OUT std_logic) ;</text:span></text:p>
            <text:p text:style-name="P1"><text:span text:style-name="T1">end fsm_main ;</text:span></text:p>
            <text:p text:style-name="P1"><text:span text:style-name="T1"/></text:p>
            <text:p text:style-name="P1"><text:span text:style-name="T1">architecture arch of fsm_main is</text:span></text:p>
            <text:p text:style-name="P1"><text:span text:style-name="T1"><text:s text:c="3"/></text:span><text:span text:style-name="T1">signal fsm_s_start_EXMPLR, fsm_f_start_EXMPLR, fsm_i_start_EXMPLR, nx4,</text:span></text:p>
            <text:p text:style-name="P1"><text:span text:style-name="T1"><text:s text:c="6"/></text:span><text:span text:style-name="T1">nx12, nx16, nx274, nx28, STATE_2, nx34, nx38, nx42, nx50, nx64, nx82,</text:span></text:p>
            <text:p text:style-name="P1"><text:span text:style-name="T1"><text:s text:c="6"/></text:span><text:span text:style-name="T1">nx284, nx288, nx292, nx295, nx298, nx300, nx302, nx304, nx307, nx310,</text:span></text:p>
            <text:p text:style-name="P1"><text:span text:style-name="T1"><text:s text:c="6"/></text:span><text:span text:style-name="T1">nx312, nx315, nx317, nx321, nx323, nx326: std_logic 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3"/></text:span><text:span text:style-name="T1">con_sel(0) &lt;= fsm_f_start_EXMPLR ;</text:span></text:p>
            <text:p text:style-name="P1"><text:span text:style-name="T1"><text:s text:c="3"/></text:span><text:span text:style-name="T1">fsm_i_start &lt;= fsm_i_start_EXMPLR ;</text:span></text:p>
            <text:p text:style-name="P1"><text:span text:style-name="T1"><text:s text:c="3"/></text:span><text:span text:style-name="T1">fsm_f_start &lt;= fsm_f_start_EXMPLR ;</text:span></text:p>
            <text:p text:style-name="P1"><text:span text:style-name="T1"><text:s text:c="3"/></text:span><text:span text:style-name="T1">fsm_s_start &lt;= fsm_s_start_EXMPLR ;</text:span></text:p>
            <text:p text:style-name="P1"><text:span text:style-name="T1"><text:s text:c="3"/></text:span><text:span text:style-name="T1">ix95 : nor02_2x port map ( Y=&gt;con_sel(1), A0=&gt;fsm_f_start_EXMPLR, A1=&gt;</text:span></text:p>
            <text:p text:style-name="P1"><text:span text:style-name="T1"><text:s text:c="6"/></text:span><text:span text:style-name="T1">fsm_i_start_EXMPLR);</text:span></text:p>
            <text:p text:style-name="P1"><text:span text:style-name="T1"><text:s text:c="3"/></text:span><text:span text:style-name="T1">ix83 : nand02 port map ( Y=&gt;nx82, A0=&gt;nx284, A1=&gt;nx317);</text:span></text:p>
            <text:p text:style-name="P1"><text:span text:style-name="T1"><text:s text:c="3"/></text:span><text:span text:style-name="T1">ix285 : nand04 port map ( Y=&gt;nx284, A0=&gt;cmp_food_flag, A1=&gt;</text:span></text:p>
            <text:p text:style-name="P1"><text:span text:style-name="T1"><text:s text:c="6"/></text:span><text:span text:style-name="T1">fsm_s_start_EXMPLR, A2=&gt;nx302, A3=&gt;nx315);</text:span></text:p>
            <text:p text:style-name="P1"><text:span text:style-name="T1"><text:s text:c="3"/></text:span><text:span text:style-name="T1">ix65 : nand02 port map ( Y=&gt;nx64, A0=&gt;nx288, A1=&gt;nx312);</text:span></text:p>
            <text:p text:style-name="P1"><text:span text:style-name="T1"><text:s text:c="3"/></text:span><text:span text:style-name="T1">ix289 : nand03 port map ( Y=&gt;nx288, A0=&gt;STATE_2, A1=&gt;cnt_rdy, A2=&gt;nx302);</text:span></text:p>
            <text:p text:style-name="P1"><text:span text:style-name="T1"><text:s text:c="3"/></text:span><text:span text:style-name="T1">ix51 : nand02 port map ( Y=&gt;nx50, A0=&gt;nx292, A1=&gt;nx304);</text:span></text:p>
            <text:p text:style-name="P1"><text:span text:style-name="T1"><text:s text:c="3"/></text:span><text:span text:style-name="T1">ix293 : oai21 port map ( Y=&gt;nx292, A0=&gt;nx42, A1=&gt;nx38, B0=&gt;nx302);</text:span></text:p>
            <text:p text:style-name="P1"><text:span text:style-name="T1"><text:s text:c="3"/></text:span><text:span text:style-name="T1">ix43 : nor02_2x port map ( Y=&gt;nx42, A0=&gt;cnt_rdy, A1=&gt;nx295);</text:span></text:p>
            <text:p text:style-name="P1"><text:span text:style-name="T1"><text:s text:c="3"/></text:span><text:span text:style-name="T1">reg_STATE_2 : dff port map ( Q=&gt;STATE_2, QB=&gt;nx295, D=&gt;nx50, CLK=&gt;clk);</text:span></text:p>
            <text:p text:style-name="P1"><text:span text:style-name="T1"><text:s text:c="3"/></text:span><text:span text:style-name="T1">ix39 : nor02_2x port map ( Y=&gt;nx38, A0=&gt;nx298, A1=&gt;nx300);</text:span></text:p>
            <text:p text:style-name="P1"><text:span text:style-name="T1"><text:s text:c="3"/></text:span><text:span text:style-name="T1">ix299 : inv01 port map ( Y=&gt;nx298, A=&gt;fsm_f_done);</text:span></text:p>
            <text:p text:style-name="P1"><text:span text:style-name="T1"><text:s text:c="3"/></text:span><text:span text:style-name="T1">reg_STATE_1 : dff port map ( Q=&gt;fsm_f_start_EXMPLR, QB=&gt;nx300, D=&gt;nx82,</text:span></text:p>
            <text:p text:style-name="P1"><text:span text:style-name="T1"><text:s text:c="6"/></text:span><text:span text:style-name="T1">CLK=&gt;clk);</text:span></text:p>
            <text:p text:style-name="P1"><text:span text:style-name="T1"><text:s text:c="3"/></text:span><text:span text:style-name="T1">ix303 : inv01 port map ( Y=&gt;nx302, A=&gt;res);</text:span></text:p>
            <text:p text:style-name="P1"><text:span text:style-name="T1"><text:s text:c="3"/></text:span><text:span text:style-name="T1">ix305 : nand02 port map ( Y=&gt;nx304, A0=&gt;nx274, A1=&gt;nx34);</text:span></text:p>
            <text:p text:style-name="P1"><text:span text:style-name="T1"><text:s text:c="3"/></text:span><text:span text:style-name="T1">ix79 : nor03_2x port map ( Y=&gt;nx274, A0=&gt;nx307, A1=&gt;res, A2=&gt;</text:span></text:p>
            <text:p text:style-name="P1"><text:span text:style-name="T1"><text:s text:c="6"/></text:span><text:span text:style-name="T1">fsm_s_game_over);</text:span></text:p>
            <text:p text:style-name="P1"><text:span text:style-name="T1"><text:s text:c="3"/></text:span><text:span text:style-name="T1">reg_STATE_3 : dff port map ( Q=&gt;fsm_s_start_EXMPLR, QB=&gt;nx307, D=&gt;nx64,</text:span></text:p>
            <text:p text:style-name="P1"><text:span text:style-name="T1"><text:s text:c="6"/></text:span><text:span text:style-name="T1">CLK=&gt;clk);</text:span></text:p>
            <text:p text:style-name="P1"><text:span text:style-name="T1"><text:s text:c="3"/></text:span><text:span text:style-name="T1">ix35 : nor02_2x port map ( Y=&gt;nx34, A0=&gt;cmp_food_flag, A1=&gt;nx310);</text:span></text:p>
            <text:p text:style-name="P1"><text:span text:style-name="T1"><text:s text:c="3"/></text:span><text:span text:style-name="T1">ix311 : inv01 port map ( Y=&gt;nx310, A=&gt;fsm_s_done);</text:span></text:p>
            <text:p text:style-name="P1"><text:span text:style-name="T1"><text:s text:c="3"/></text:span><text:span text:style-name="T1">ix313 : nand02 port map ( Y=&gt;nx312, A0=&gt;nx274, A1=&gt;nx28);</text:span></text:p>
            <text:p text:style-name="P1"><text:span text:style-name="T1"><text:s text:c="3"/></text:span><text:span text:style-name="T1">ix29 : nor02_2x port map ( Y=&gt;nx28, A0=&gt;cmp_food_flag, A1=&gt;fsm_s_done);</text:span></text:p>
            <text:p text:style-name="P1"><text:span text:style-name="T1"><text:s text:c="3"/></text:span><text:span text:style-name="T1">ix316 : inv01 port map ( Y=&gt;nx315, A=&gt;fsm_s_game_over);</text:span></text:p>
            <text:p text:style-name="P1"><text:span text:style-name="T1"><text:s text:c="3"/></text:span><text:span text:style-name="T1">ix318 : oai21 port map ( Y=&gt;nx317, A0=&gt;nx16, A1=&gt;nx12, B0=&gt;nx302);</text:span></text:p>
            <text:p text:style-name="P1"><text:span text:style-name="T1"><text:s text:c="3"/></text:span><text:span text:style-name="T1">ix17 : nor02_2x port map ( Y=&gt;nx16, A0=&gt;fsm_f_done, A1=&gt;nx300);</text:span></text:p>
            <text:p text:style-name="P1"><text:span text:style-name="T1"><text:s text:c="3"/></text:span><text:span text:style-name="T1">ix13 : nor02_2x port map ( Y=&gt;nx12, A0=&gt;nx321, A1=&gt;nx323);</text:span></text:p>
            <text:p text:style-name="P1"><text:span text:style-name="T1"><text:s text:c="3"/></text:span><text:span text:style-name="T1">ix322 : inv01 port map ( Y=&gt;nx321, A=&gt;fsm_i_done);</text:span></text:p>
            <text:p text:style-name="P1"><text:span text:style-name="T1"><text:s text:c="3"/></text:span><text:span text:style-name="T1">ix5 : nand02 port map ( Y=&gt;nx4, A0=&gt;nx326, A1=&gt;nx302);</text:span></text:p>
            <text:p text:style-name="P1"><text:span text:style-name="T1"><text:s text:c="3"/></text:span><text:span text:style-name="T1">ix327 : nand02 port map ( Y=&gt;nx326, A0=&gt;nx321, A1=&gt;fsm_i_start_EXMPLR);</text:span></text:p>
            <text:p text:style-name="P1"><text:span text:style-name="T1"><text:s text:c="3"/></text:span><text:span text:style-name="T1">reg_STATE_0 : dff port map ( Q=&gt;fsm_i_start_EXMPLR, QB=&gt;nx323, D=&gt;nx4,</text:span></text:p>
            <text:p text:style-name="P1"><text:span text:style-name="T1"><text:s text:c="6"/></text:span><text:span text:style-name="T1">CLK=&gt;clk);</text:span></text:p>
            <text:p text:style-name="P1"><text:span text:style-name="T1">end arch ;</text:span></text:p>
            <text:p text:style-name="P1"><text:span text:style-name="T1"/></text:p>
            <text:p text:style-name="P1"><text:span text:style-name="T1"/></text:p>
          </form:textarea>
          <form:textarea form:name="Caixa de texto 4" form:control-implementation="ooo:com.sun.star.form.component.TextField" xml:id="control5" form:id="control5" form:current-value="library ieee;&#10;use ieee.std_logic_1164.all;&#10;use ieee.numeric_std.all;&#10;use work.all;&#10;&#10;entity tb_fsm_main_seq_2 is&#10;&#10;GENERIC (WIDTH: natural :=8);&#10;&#10;end tb_fsm_main_seq_2;&#10;&#10;architecture test of tb_fsm_main_seq_2 is&#10;&#10;&#9;component fsm_main&#10;&#9;&#9;port&#10;&#9;&#9;(&#10;&#9;&#9;clk&#9;&#9;&#9;&#9;: in STD_LOGIC;&#9;&#9;&#9;--from system&#10;&#9;&#9;res&#9;&#9;&#9;&#9;: in STD_LOGIC;&#9;&#9;&#9;--from system&#10;&#9;&#9;cnt_rdy&#9;&#9;&#9;: in STD_LOGIC;&#9;&#9;&#9;--from system&#10;&#9;&#9;cmp_food_flag&#9;: in STD_LOGIC;&#9;&#9;&#9;--from datapath/comparator module&#10;&#9;&#9;fsm_i_done&#9;&#9;: in STD_LOGIC;&#9;&#9;&#9;--from fsm_init&#10;&#9;&#9;fsm_f_done&#9;&#9;: in STD_LOGIC;&#9;&#9;&#9;--from fsm_food_spawn&#10;&#9;&#9;fsm_s_done&#9;&#9;: in STD_LOGIC;&#9;&#9;&#9;--from fsm_step&#10;&#9;&#9;fsm_s_game_over&#9;: in STD_LOGIC;&#9;&#9;&#9;--from fsm_step&#10;&#9;&#9;con_sel&#9;&#9;&#9;: out CONTROL_SELECT;&#9;--to internal&#10;&#9;&#9;fsm_i_start&#9;&#9;: out STD_LOGIC;&#9;&#9;--to fsm_init&#10;&#9;&#9;fsm_f_start&#9;&#9;: out STD_LOGIC;&#9;&#9;--to fsm_food&#10;&#9;&#9;fsm_s_start&#9;&#9;: out STD_LOGIC&#9;&#9;&#9;--to fsm_start&#10;&#9;&#9;);&#10;&#9;end component;&#10;&#10;&#9;component stimuli_seq_2 is&#10;&#9;&#9;generic&#10;&#9;&#9;(&#10;&#9;&#9;WIDTH:         NATURAL := 8;&#10;&#9;&#9;CLK_PERIOD&#9;&#9;: TIME&#9;:=  10ns&#10;&#9;&#9;);&#10;&#10;&#9;&#9;port&#10;&#9;&#9;(&#10;&#9;&#9;cnt_rdy&#9;&#9;: out STD_LOGIC;&#9;&#9;&#9;--from system&#10;&#9;&#9;cmp_food_flag&#9;: out STD_LOGIC;&#9;&#9;&#9;--from datapath/comparator module&#10;&#9;&#9;fsm_i_done&#9;&#9;: out STD_LOGIC;&#9;&#9;&#9;--from fsm_init&#10;&#9;&#9;fsm_f_done&#9;&#9;: out STD_LOGIC;&#9;&#9;&#9;--from fsm_food_spawn&#10;&#9;&#9;fsm_s_done&#9;&#9;: out STD_LOGIC;&#9;&#9;&#9;--from fsm_step&#10;&#9;&#9;fsm_s_game_over&#9;: out STD_LOGIC&#9;;&#9;&#9;--from fsm_step&#10;&#9;&#9;clk : out STD_LOGIC;&#10;&#9;&#9;rst  : out STD_LOGIC;&#10;&#9;&#9;fsm_i_start&#9;&#9;: in STD_LOGIC;&#9;&#9;--to fsm_init&#10;&#9;&#9;fsm_f_start&#9;&#9;: in STD_LOGIC;&#9;&#9;--to fsm_food&#10;&#9;&#9;fsm_s_start&#9;&#9;: in STD_LOGIC&#9;&#9;&#9;--to fsm_start&#10;&#9;&#9;);&#10;&#9;end component;&#10;&#10;&#9;signal clk_s, rst_s, cnt_rdy_s, cmp_food_flag_s, fsm_i_done_s, fsm_f_done_s, fsm_s_done_s, fsm_s_game_over_s: STD_LOGIC;&#10;&#9;signal fsm_i_start_s, fsm_f_start_s,fsm_s_start_s: STD_LOGIC :='0';&#10;&#9;signal con_sel_s&#9;:CONTROL_SELECT;&#10;&#10;begin&#10;&#10;&#9;-- Instantiate DUT&#10;&#9;dut : fsm_main&#10;&#9;&#9;port map&#10;&#9;&#9;(&#10;&#9;&#9;clk&#9;&#9;&#9;&#9;=&gt; clk_s,&#10;&#9;&#9;res&#9;&#9;&#9;&#9;=&gt; rst_s,&#10;&#9;&#9;cnt_rdy&#9;&#9;&#9;=&gt; cnt_rdy_s,&#10;&#9;&#9;cmp_food_flag&#9;=&gt; cmp_food_flag_s,&#10;&#9;&#9;fsm_i_done&#9;&#9;=&gt; fsm_i_done_s,&#10;&#9;&#9;fsm_f_done&#9;&#9;=&gt; fsm_f_done_s,&#10;&#9;&#9;fsm_s_done&#9;&#9;=&gt; fsm_s_done_s,&#10;&#9;&#9;fsm_s_game_over&#9;=&gt; fsm_s_game_over_s,&#10;&#9;&#9;con_sel&#9;&#9;&#9;=&gt; con_sel_s,&#10;&#9;&#9;fsm_i_start&#9;&#9;=&gt; fsm_i_start_s,&#10;&#9;&#9;fsm_f_start&#9;&#9;=&gt; fsm_f_start_s,&#10;&#9;&#9;fsm_s_start&#9;&#9;=&gt; fsm_s_start_s&#10;&#9;&#9;);&#10;&#10;&#9;-- Instantiate stimuli generation module&#10;&#9;test : stimuli_seq_2&#10;&#9;&#9;port map&#10;&#9;&#9;(&#10;&#9;&#9;cnt_rdy&#9;&#9;=&gt; cnt_rdy_s,&#10;&#9;&#9;cmp_food_flag&#9;=&gt; cmp_food_flag_s,&#10;&#9;&#9;fsm_i_done&#9;&#9;=&gt; fsm_i_done_s,&#10;&#9;&#9;fsm_f_done&#9;&#9;=&gt; fsm_f_done_s,&#10;&#9;&#9;fsm_s_done&#9;&#9;=&gt; fsm_s_done_s,&#10;&#9;&#9;fsm_s_game_over&#9;=&gt; fsm_s_game_over_s,&#10;&#9;&#9;clk =&gt;  clk_s,&#10;&#9;&#9;rst  =&gt; rst_s,&#10;&#9;&#9;fsm_i_start&#9;&#9;=&gt; fsm_i_start_s,&#10;&#9;&#9;fsm_f_start&#9;&#9;=&gt; fsm_f_start_s,&#10;&#9;&#9;fsm_s_start&#9;&#9;=&gt; fsm_s_start_s&#10;&#9;&#9;);&#10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>use work.all;</text:span></text:p>
            <text:p text:style-name="P1"><text:span text:style-name="T1"/></text:p>
            <text:p text:style-name="P1"><text:span text:style-name="T1">entity tb_fsm_main_seq_2 is</text:span></text:p>
            <text:p text:style-name="P1"><text:span text:style-name="T1"/></text:p>
            <text:p text:style-name="P1"><text:span text:style-name="T1">GENERIC (WIDTH: natural :=8);</text:span></text:p>
            <text:p text:style-name="P1"><text:span text:style-name="T1"/></text:p>
            <text:p text:style-name="P1"><text:span text:style-name="T1">end tb_fsm_main_seq_2;</text:span></text:p>
            <text:p text:style-name="P1"><text:span text:style-name="T1"/></text:p>
            <text:p text:style-name="P1"><text:span text:style-name="T1">architecture test of tb_fsm_main_seq_2 is</text:span></text:p>
            <text:p text:style-name="P1"><text:span text:style-name="T1"/></text:p>
            <text:p text:style-name="P1"><text:span text:style-name="T1"><text:tab/></text:span><text:span text:style-name="T1">component fsm_main</text:span></text:p>
            <text:p text:style-name="P1"><text:span text:style-name="T1"><text:tab/></text:span><text:span text:style-name="T1"><text:tab/></text:span><text:span text:style-name="T1">port</text:span></text:p>
            <text:p text:style-name="P1"><text:span text:style-name="T1"><text:tab/></text:span><text:span text:style-name="T1"><text:tab/></text:span><text:span text:style-name="T1">(</text:span></text:p>
            <text:p text:style-name="P1"><text:span text:style-name="T1"><text:tab/></text:span><text:span text:style-name="T1"><text:tab/></text:span><text:span text:style-name="T1">clk</text:span><text:span text:style-name="T1"><text:tab/></text:span><text:span text:style-name="T1"><text:tab/>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</text:span><text:span text:style-name="T1">system</text:span></text:p>
            <text:p text:style-name="P1"><text:span text:style-name="T1"><text:tab/></text:span><text:span text:style-name="T1"><text:tab/></text:span><text:span text:style-name="T1">res</text:span><text:span text:style-name="T1"><text:tab/></text:span><text:span text:style-name="T1"><text:tab/>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</text:span><text:span text:style-name="T1">system</text:span></text:p>
            <text:p text:style-name="P1"><text:span text:style-name="T1"><text:tab/></text:span><text:span text:style-name="T1"><text:tab/></text:span><text:span text:style-name="T1">cnt_rdy</text:span><text:span text:style-name="T1"><text:tab/>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</text:span><text:span text:style-name="T1">system</text:span></text:p>
            <text:p text:style-name="P1"><text:span text:style-name="T1"><text:tab/></text:span><text:span text:style-name="T1"><text:tab/></text:span><text:span text:style-name="T1">cmp_food_flag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</text:span><text:span text:style-name="T1">datapath/comparator module</text:span></text:p>
            <text:p text:style-name="P1"><text:span text:style-name="T1"><text:tab/></text:span><text:span text:style-name="T1"><text:tab/></text:span><text:span text:style-name="T1">fsm_i_done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fsm_init</text:span></text:p>
            <text:p text:style-name="P1"><text:span text:style-name="T1"><text:tab/></text:span><text:span text:style-name="T1"><text:tab/></text:span><text:span text:style-name="T1">fsm_f_done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</text:span><text:span text:style-name="T1">fsm_food_spawn</text:span></text:p>
            <text:p text:style-name="P1"><text:span text:style-name="T1"><text:tab/></text:span><text:span text:style-name="T1"><text:tab/></text:span><text:span text:style-name="T1">fsm_s_done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fsm_step</text:span></text:p>
            <text:p text:style-name="P1"><text:span text:style-name="T1"><text:tab/></text:span><text:span text:style-name="T1"><text:tab/></text:span><text:span text:style-name="T1">fsm_s_game_over</text:span><text:span text:style-name="T1"><text:tab/></text:span><text:span text:style-name="T1">: in STD_LOGIC;</text:span><text:span text:style-name="T1"><text:tab/></text:span><text:span text:style-name="T1"><text:tab/></text:span><text:span text:style-name="T1"><text:tab/></text:span><text:span text:style-name="T1">--from fsm_step</text:span></text:p>
            <text:p text:style-name="P1"><text:span text:style-name="T1"><text:tab/></text:span><text:span text:style-name="T1"><text:tab/></text:span><text:span text:style-name="T1">con_sel</text:span><text:span text:style-name="T1"><text:tab/></text:span><text:span text:style-name="T1"><text:tab/></text:span><text:span text:style-name="T1"><text:tab/></text:span><text:span text:style-name="T1">: out CONTROL_SELECT;</text:span><text:span text:style-name="T1"><text:tab/></text:span><text:span text:style-name="T1">--to internal</text:span></text:p>
            <text:p text:style-name="P1"><text:span text:style-name="T1"><text:tab/></text:span><text:span text:style-name="T1"><text:tab/></text:span><text:span text:style-name="T1">fsm_i_start</text:span><text:span text:style-name="T1"><text:tab/></text:span><text:span text:style-name="T1"><text:tab/></text:span><text:span text:style-name="T1">: out STD_LOGIC;</text:span><text:span text:style-name="T1"><text:tab/></text:span><text:span text:style-name="T1"><text:tab/></text:span><text:span text:style-name="T1">--to fsm_init</text:span></text:p>
            <text:p text:style-name="P1"><text:span text:style-name="T1"><text:tab/></text:span><text:span text:style-name="T1"><text:tab/></text:span><text:span text:style-name="T1">fsm_f_start</text:span><text:span text:style-name="T1"><text:tab/></text:span><text:span text:style-name="T1"><text:tab/></text:span><text:span text:style-name="T1">: out STD_LOGIC;</text:span><text:span text:style-name="T1"><text:tab/></text:span><text:span text:style-name="T1"><text:tab/></text:span><text:span text:style-name="T1">--to fsm_food</text:span></text:p>
            <text:p text:style-name="P1"><text:span text:style-name="T1"><text:tab/></text:span><text:span text:style-name="T1"><text:tab/></text:span><text:span text:style-name="T1">fsm_s_start</text:span><text:span text:style-name="T1"><text:tab/></text:span><text:span text:style-name="T1"><text:tab/></text:span><text:span text:style-name="T1">: out STD_LOGIC</text:span><text:span text:style-name="T1"><text:tab/></text:span><text:span text:style-name="T1"><text:tab/></text:span><text:span text:style-name="T1"><text:tab/></text:span><text:span text:style-name="T1">--to fsm_start</text:span></text:p>
            <text:p text:style-name="P1"><text:span text:style-name="T1"><text:tab/></text:span><text:span text:style-name="T1"><text:tab/></text:span><text:span text:style-name="T1">);</text:span></text:p>
            <text:p text:style-name="P1"><text:span text:style-name="T1"><text:tab/></text:span><text:span text:style-name="T1">end component;</text:span></text:p>
            <text:p text:style-name="P1"><text:span text:style-name="T1"/></text:p>
            <text:p text:style-name="P1"><text:span text:style-name="T1"><text:tab/></text:span><text:span text:style-name="T1">component stimuli_seq_2 is</text:span></text:p>
            <text:p text:style-name="P1"><text:span text:style-name="T1"><text:tab/></text:span><text:span text:style-name="T1"><text:tab/></text:span><text:span text:style-name="T1">generic</text:span></text:p>
            <text:p text:style-name="P1"><text:span text:style-name="T1"><text:tab/></text:span><text:span text:style-name="T1"><text:tab/></text:span><text:span text:style-name="T1">(</text:span></text:p>
            <text:p text:style-name="P1"><text:span text:style-name="T1"><text:tab/></text:span><text:span text:style-name="T1"><text:tab/></text:span><text:span text:style-name="T1">WIDTH: <text:s text:c="8"/>NATURAL := 8;</text:span></text:p>
            <text:p text:style-name="P1"><text:span text:style-name="T1"><text:tab/></text:span><text:span text:style-name="T1"><text:tab/></text:span><text:span text:style-name="T1">CLK_PERIOD</text:span><text:span text:style-name="T1"><text:tab/></text:span><text:span text:style-name="T1"><text:tab/></text:span><text:span text:style-name="T1">: TIME</text:span><text:span text:style-name="T1"><text:tab/></text:span><text:span text:style-name="T1">:= <text:s/>10ns</text:span></text:p>
            <text:p text:style-name="P1"><text:span text:style-name="T1"><text:tab/></text:span><text:span text:style-name="T1"><text:tab/></text:span><text:span text:style-name="T1">);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port</text:span></text:p>
            <text:p text:style-name="P1"><text:span text:style-name="T1"><text:tab/></text:span><text:span text:style-name="T1"><text:tab/></text:span><text:span text:style-name="T1">(</text:span></text:p>
            <text:p text:style-name="P1"><text:span text:style-name="T1"><text:tab/></text:span><text:span text:style-name="T1"><text:tab/></text:span><text:span text:style-name="T1">cnt_rdy</text:span><text:span text:style-name="T1"><text:tab/></text:span><text:span text:style-name="T1"><text:tab/></text:span><text:span text:style-name="T1">: out STD_LOGIC;</text:span><text:span text:style-name="T1"><text:tab/></text:span><text:span text:style-name="T1"><text:tab/></text:span><text:span text:style-name="T1"><text:tab/></text:span><text:span text:style-name="T1">--from system</text:span></text:p>
            <text:p text:style-name="P1"><text:span text:style-name="T1"><text:tab/></text:span><text:span text:style-name="T1"><text:tab/></text:span><text:span text:style-name="T1">cmp_food_flag</text:span><text:span text:style-name="T1"><text:tab/></text:span><text:span text:style-name="T1">: out STD_LOGIC;</text:span><text:span text:style-name="T1"><text:tab/></text:span><text:span text:style-name="T1"><text:tab/></text:span><text:span text:style-name="T1"><text:tab/></text:span><text:span text:style-name="T1">--from </text:span><text:span text:style-name="T1">datapath/comparator module</text:span></text:p>
            <text:p text:style-name="P1"><text:span text:style-name="T1"><text:tab/></text:span><text:span text:style-name="T1"><text:tab/></text:span><text:span text:style-name="T1">fsm_i_done</text:span><text:span text:style-name="T1"><text:tab/></text:span><text:span text:style-name="T1"><text:tab/></text:span><text:span text:style-name="T1">: out STD_LOGIC;</text:span><text:span text:style-name="T1"><text:tab/></text:span><text:span text:style-name="T1"><text:tab/></text:span><text:span text:style-name="T1"><text:tab/></text:span><text:span text:style-name="T1">--from fsm_init</text:span></text:p>
            <text:p text:style-name="P1"><text:span text:style-name="T1"><text:tab/></text:span><text:span text:style-name="T1"><text:tab/></text:span><text:span text:style-name="T1">fsm_f_done</text:span><text:span text:style-name="T1"><text:tab/></text:span><text:span text:style-name="T1"><text:tab/></text:span><text:span text:style-name="T1">: out STD_LOGIC;</text:span><text:span text:style-name="T1"><text:tab/></text:span><text:span text:style-name="T1"><text:tab/></text:span><text:span text:style-name="T1"><text:tab/></text:span><text:span text:style-name="T1">--from </text:span><text:span text:style-name="T1">fsm_food_spawn</text:span></text:p>
            <text:p text:style-name="P1"><text:span text:style-name="T1"><text:tab/></text:span><text:span text:style-name="T1"><text:tab/></text:span><text:span text:style-name="T1">fsm_s_done</text:span><text:span text:style-name="T1"><text:tab/></text:span><text:span text:style-name="T1"><text:tab/></text:span><text:span text:style-name="T1">: out STD_LOGIC;</text:span><text:span text:style-name="T1"><text:tab/></text:span><text:span text:style-name="T1"><text:tab/></text:span><text:span text:style-name="T1"><text:tab/></text:span><text:span text:style-name="T1">--from fsm_step</text:span></text:p>
            <text:p text:style-name="P1"><text:span text:style-name="T1"><text:tab/></text:span><text:span text:style-name="T1"><text:tab/></text:span><text:span text:style-name="T1">fsm_s_game_over</text:span><text:span text:style-name="T1"><text:tab/></text:span><text:span text:style-name="T1">: out STD_LOGIC</text:span><text:span text:style-name="T1"><text:tab/></text:span><text:span text:style-name="T1">;</text:span><text:span text:style-name="T1"><text:tab/></text:span><text:span text:style-name="T1"><text:tab/></text:span><text:span text:style-name="T1">--from fsm_step</text:span></text:p>
            <text:p text:style-name="P1"><text:span text:style-name="T1"><text:tab/></text:span><text:span text:style-name="T1"><text:tab/></text:span><text:span text:style-name="T1">clk : out STD_LOGIC;</text:span></text:p>
            <text:p text:style-name="P1"><text:span text:style-name="T1"><text:tab/></text:span><text:span text:style-name="T1"><text:tab/></text:span><text:span text:style-name="T1">rst <text:s/>: out STD_LOGIC;</text:span></text:p>
            <text:p text:style-name="P1"><text:span text:style-name="T1"><text:tab/></text:span><text:span text:style-name="T1"><text:tab/></text:span><text:span text:style-name="T1">fsm_i_start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--to fsm_init</text:span></text:p>
            <text:p text:style-name="P1"><text:span text:style-name="T1"><text:tab/></text:span><text:span text:style-name="T1"><text:tab/></text:span><text:span text:style-name="T1">fsm_f_start</text:span><text:span text:style-name="T1"><text:tab/></text:span><text:span text:style-name="T1"><text:tab/></text:span><text:span text:style-name="T1">: in STD_LOGIC;</text:span><text:span text:style-name="T1"><text:tab/></text:span><text:span text:style-name="T1"><text:tab/></text:span><text:span text:style-name="T1">--to fsm_food</text:span></text:p>
            <text:p text:style-name="P1"><text:span text:style-name="T1"><text:tab/></text:span><text:span text:style-name="T1"><text:tab/></text:span><text:span text:style-name="T1">fsm_s_start</text:span><text:span text:style-name="T1"><text:tab/></text:span><text:span text:style-name="T1"><text:tab/></text:span><text:span text:style-name="T1">: in STD_LOGIC</text:span><text:span text:style-name="T1"><text:tab/></text:span><text:span text:style-name="T1"><text:tab/></text:span><text:span text:style-name="T1"><text:tab/></text:span><text:span text:style-name="T1">--to fsm_start</text:span></text:p>
            <text:p text:style-name="P1"><text:span text:style-name="T1"><text:tab/></text:span><text:span text:style-name="T1"><text:tab/></text:span><text:span text:style-name="T1">);</text:span></text:p>
            <text:p text:style-name="P1"><text:span text:style-name="T1"><text:tab/></text:span><text:span text:style-name="T1">end component;</text:span></text:p>
            <text:p text:style-name="P1"><text:span text:style-name="T1"/></text:p>
            <text:p text:style-name="P1"><text:span text:style-name="T1"><text:tab/></text:span><text:span text:style-name="T1">signal clk_s, rst_s, cnt_rdy_s, cmp_food_flag_s, fsm_i_done_s, fsm_f_done_s, </text:span><text:span text:style-name="T1">fsm_s_done_s, fsm_s_game_over_s: STD_LOGIC;</text:span></text:p>
            <text:p text:style-name="P1"><text:span text:style-name="T1"><text:tab/></text:span><text:span text:style-name="T1">signal fsm_i_start_s, fsm_f_start_s,fsm_s_start_s: STD_LOGIC :='0';</text:span></text:p>
            <text:p text:style-name="P1"><text:span text:style-name="T1"><text:tab/></text:span><text:span text:style-name="T1">signal con_sel_s</text:span><text:span text:style-name="T1"><text:tab/></text:span><text:span text:style-name="T1">:CONTROL_SELECT;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<text:tab/></text:span><text:span text:style-name="T1">-- Instantiate DUT</text:span></text:p>
            <text:p text:style-name="P1"><text:span text:style-name="T1"><text:tab/></text:span><text:span text:style-name="T1">dut : fsm_main</text:span></text:p>
            <text:p text:style-name="P1"><text:span text:style-name="T1"><text:tab/></text:span><text:span text:style-name="T1"><text:tab/></text:span><text:span text:style-name="T1">port map</text:span></text:p>
            <text:p text:style-name="P1"><text:span text:style-name="T1"><text:tab/></text:span><text:span text:style-name="T1"><text:tab/></text:span><text:span text:style-name="T1">(</text:span></text:p>
            <text:p text:style-name="P1"><text:span text:style-name="T1"><text:tab/></text:span><text:span text:style-name="T1"><text:tab/></text:span><text:span text:style-name="T1">clk</text:span><text:span text:style-name="T1"><text:tab/></text:span><text:span text:style-name="T1"><text:tab/></text:span><text:span text:style-name="T1"><text:tab/></text:span><text:span text:style-name="T1"><text:tab/></text:span><text:span text:style-name="T1">=&gt; clk_s,</text:span></text:p>
            <text:p text:style-name="P1"><text:span text:style-name="T1"><text:tab/></text:span><text:span text:style-name="T1"><text:tab/></text:span><text:span text:style-name="T1">res</text:span><text:span text:style-name="T1"><text:tab/></text:span><text:span text:style-name="T1"><text:tab/></text:span><text:span text:style-name="T1"><text:tab/></text:span><text:span text:style-name="T1"><text:tab/></text:span><text:span text:style-name="T1">=&gt; rst_s,</text:span></text:p>
            <text:p text:style-name="P1"><text:span text:style-name="T1"><text:tab/></text:span><text:span text:style-name="T1"><text:tab/></text:span><text:span text:style-name="T1">cnt_rdy</text:span><text:span text:style-name="T1"><text:tab/></text:span><text:span text:style-name="T1"><text:tab/></text:span><text:span text:style-name="T1"><text:tab/></text:span><text:span text:style-name="T1">=&gt; cnt_rdy_s,</text:span></text:p>
            <text:p text:style-name="P1"><text:span text:style-name="T1"><text:tab/></text:span><text:span text:style-name="T1"><text:tab/></text:span><text:span text:style-name="T1">cmp_food_flag</text:span><text:span text:style-name="T1"><text:tab/></text:span><text:span text:style-name="T1">=&gt; cmp_food_flag_s,</text:span></text:p>
            <text:p text:style-name="P1"><text:span text:style-name="T1"><text:tab/></text:span><text:span text:style-name="T1"><text:tab/></text:span><text:span text:style-name="T1">fsm_i_done</text:span><text:span text:style-name="T1"><text:tab/></text:span><text:span text:style-name="T1"><text:tab/></text:span><text:span text:style-name="T1">=&gt; fsm_i_done_s,</text:span></text:p>
            <text:p text:style-name="P1"><text:span text:style-name="T1"><text:tab/></text:span><text:span text:style-name="T1"><text:tab/></text:span><text:span text:style-name="T1">fsm_f_done</text:span><text:span text:style-name="T1"><text:tab/></text:span><text:span text:style-name="T1"><text:tab/></text:span><text:span text:style-name="T1">=&gt; fsm_f_done_s,</text:span></text:p>
            <text:p text:style-name="P1"><text:span text:style-name="T1"><text:tab/></text:span><text:span text:style-name="T1"><text:tab/></text:span><text:span text:style-name="T1">fsm_s_done</text:span><text:span text:style-name="T1"><text:tab/></text:span><text:span text:style-name="T1"><text:tab/></text:span><text:span text:style-name="T1">=&gt; fsm_s_done_s,</text:span></text:p>
            <text:p text:style-name="P1"><text:span text:style-name="T1"><text:tab/></text:span><text:span text:style-name="T1"><text:tab/></text:span><text:span text:style-name="T1">fsm_s_game_over</text:span><text:span text:style-name="T1"><text:tab/></text:span><text:span text:style-name="T1">=&gt; fsm_s_game_over_s,</text:span></text:p>
            <text:p text:style-name="P1"><text:span text:style-name="T1"><text:tab/></text:span><text:span text:style-name="T1"><text:tab/></text:span><text:span text:style-name="T1">con_sel</text:span><text:span text:style-name="T1"><text:tab/></text:span><text:span text:style-name="T1"><text:tab/></text:span><text:span text:style-name="T1"><text:tab/></text:span><text:span text:style-name="T1">=&gt; con_sel_s,</text:span></text:p>
            <text:p text:style-name="P1"><text:span text:style-name="T1"><text:tab/></text:span><text:span text:style-name="T1"><text:tab/></text:span><text:span text:style-name="T1">fsm_i_start</text:span><text:span text:style-name="T1"><text:tab/></text:span><text:span text:style-name="T1"><text:tab/></text:span><text:span text:style-name="T1">=&gt; fsm_i_start_s,</text:span></text:p>
            <text:p text:style-name="P1"><text:span text:style-name="T1"><text:tab/></text:span><text:span text:style-name="T1"><text:tab/></text:span><text:span text:style-name="T1">fsm_f_start</text:span><text:span text:style-name="T1"><text:tab/></text:span><text:span text:style-name="T1"><text:tab/></text:span><text:span text:style-name="T1">=&gt; fsm_f_start_s,</text:span></text:p>
            <text:p text:style-name="P1"><text:span text:style-name="T1"><text:tab/></text:span><text:span text:style-name="T1"><text:tab/></text:span><text:span text:style-name="T1">fsm_s_start</text:span><text:span text:style-name="T1"><text:tab/></text:span><text:span text:style-name="T1"><text:tab/></text:span><text:span text:style-name="T1">=&gt; fsm_s_start_s</text:span></text:p>
            <text:p text:style-name="P1"><text:span text:style-name="T1"><text:tab/></text:span><text:span text:style-name="T1"><text:tab/></text:span><text:span text:style-name="T1">);</text:span></text:p>
            <text:p text:style-name="P1"><text:span text:style-name="T1"/></text:p>
            <text:p text:style-name="P1"><text:span text:style-name="T1"><text:tab/></text:span><text:span text:style-name="T1">-- Instantiate stimuli generation module</text:span></text:p>
            <text:p text:style-name="P1"><text:span text:style-name="T1"><text:tab/></text:span><text:span text:style-name="T1">test : stimuli_seq_2</text:span></text:p>
            <text:p text:style-name="P1"><text:span text:style-name="T1"><text:tab/></text:span><text:span text:style-name="T1"><text:tab/></text:span><text:span text:style-name="T1">port map</text:span></text:p>
            <text:p text:style-name="P1"><text:span text:style-name="T1"><text:tab/></text:span><text:span text:style-name="T1"><text:tab/></text:span><text:span text:style-name="T1">(</text:span></text:p>
            <text:p text:style-name="P1"><text:span text:style-name="T1"><text:tab/></text:span><text:span text:style-name="T1"><text:tab/></text:span><text:span text:style-name="T1">cnt_rdy</text:span><text:span text:style-name="T1"><text:tab/></text:span><text:span text:style-name="T1"><text:tab/></text:span><text:span text:style-name="T1">=&gt; cnt_rdy_s,</text:span></text:p>
            <text:p text:style-name="P1"><text:span text:style-name="T1"><text:tab/></text:span><text:span text:style-name="T1"><text:tab/></text:span><text:span text:style-name="T1">cmp_food_flag</text:span><text:span text:style-name="T1"><text:tab/></text:span><text:span text:style-name="T1">=&gt; cmp_food_flag_s,</text:span></text:p>
            <text:p text:style-name="P1"><text:span text:style-name="T1"><text:tab/></text:span><text:span text:style-name="T1"><text:tab/></text:span><text:span text:style-name="T1">fsm_i_done</text:span><text:span text:style-name="T1"><text:tab/></text:span><text:span text:style-name="T1"><text:tab/></text:span><text:span text:style-name="T1">=&gt; fsm_i_done_s,</text:span></text:p>
            <text:p text:style-name="P1"><text:span text:style-name="T1"><text:tab/></text:span><text:span text:style-name="T1"><text:tab/></text:span><text:span text:style-name="T1">fsm_f_done</text:span><text:span text:style-name="T1"><text:tab/></text:span><text:span text:style-name="T1"><text:tab/></text:span><text:span text:style-name="T1">=&gt; fsm_f_done_s,</text:span></text:p>
            <text:p text:style-name="P1"><text:span text:style-name="T1"><text:tab/></text:span><text:span text:style-name="T1"><text:tab/></text:span><text:span text:style-name="T1">fsm_s_done</text:span><text:span text:style-name="T1"><text:tab/></text:span><text:span text:style-name="T1"><text:tab/></text:span><text:span text:style-name="T1">=&gt; fsm_s_done_s,</text:span></text:p>
            <text:p text:style-name="P1"><text:span text:style-name="T1"><text:tab/></text:span><text:span text:style-name="T1"><text:tab/></text:span><text:span text:style-name="T1">fsm_s_game_over</text:span><text:span text:style-name="T1"><text:tab/></text:span><text:span text:style-name="T1">=&gt; fsm_s_game_over_s,</text:span></text:p>
            <text:p text:style-name="P1"><text:span text:style-name="T1"><text:tab/></text:span><text:span text:style-name="T1"><text:tab/></text:span><text:span text:style-name="T1">clk =&gt; <text:s/>clk_s,</text:span></text:p>
            <text:p text:style-name="P1"><text:span text:style-name="T1"><text:tab/></text:span><text:span text:style-name="T1"><text:tab/></text:span><text:span text:style-name="T1">rst <text:s/>=&gt; rst_s,</text:span></text:p>
            <text:p text:style-name="P1"><text:span text:style-name="T1"><text:tab/></text:span><text:span text:style-name="T1"><text:tab/></text:span><text:span text:style-name="T1">fsm_i_start</text:span><text:span text:style-name="T1"><text:tab/></text:span><text:span text:style-name="T1"><text:tab/></text:span><text:span text:style-name="T1">=&gt; fsm_i_start_s,</text:span></text:p>
            <text:p text:style-name="P1"><text:span text:style-name="T1"><text:tab/></text:span><text:span text:style-name="T1"><text:tab/></text:span><text:span text:style-name="T1">fsm_f_start</text:span><text:span text:style-name="T1"><text:tab/></text:span><text:span text:style-name="T1"><text:tab/></text:span><text:span text:style-name="T1">=&gt; fsm_f_start_s,</text:span></text:p>
            <text:p text:style-name="P1"><text:span text:style-name="T1"><text:tab/></text:span><text:span text:style-name="T1"><text:tab/></text:span><text:span text:style-name="T1">fsm_s_start</text:span><text:span text:style-name="T1"><text:tab/></text:span><text:span text:style-name="T1"><text:tab/></text:span><text:span text:style-name="T1">=&gt; fsm_s_start_s</text:span></text:p>
            <text:p text:style-name="P1"><text:span text:style-name="T1"><text:tab/></text:span><text:span text:style-name="T1"><text:tab/></text:span><text:span text:style-name="T1">);</text:span></text:p>
            <text:p text:style-name="P1"><text:span text:style-name="T1"/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3" form:control-implementation="ooo:com.sun.star.form.component.TextField" xml:id="control6" form:id="control6" form:current-value="&#10;*******************************************************&#10;&#10;Cell: fsm_main    View: arch    Library: work&#10;&#10;*******************************************************&#10;&#10;&#10; Cell       Library  References     Total Area&#10;&#10;dff         tsmc035_typ     4 x      5     19 gates&#10;inv01       tsmc035_typ     5 x      1      4 gates&#10;nand02      tsmc035_typ     7 x      1      7 gates&#10;nand03      tsmc035_typ     1 x      1      1 gates&#10;nand04      tsmc035_typ     1 x      1      1 gates&#10;nor02_2x    tsmc035_typ     7 x      1      7 gates&#10;nor03_2x    tsmc035_typ     1 x      1      1 gates&#10;oai21       tsmc035_typ     2 x      1      2 gates&#10;&#10; Number of ports :                      13&#10; Number of nets :                       40&#10; Number of instances :                  28&#10; Number of references to this view :     0&#10;&#10;Total accumulated area : &#10; Number of gates :                      43&#10; Number of accumulated instances :      28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/></text:p>
            <text:p text:style-name="P1"><text:span text:style-name="T1">*******************************************************</text:span></text:p>
            <text:p text:style-name="P1"><text:span text:style-name="T1"/></text:p>
            <text:p text:style-name="P1"><text:span text:style-name="T1">Cell: fsm_main <text:s text:c="3"/>View: arch <text:s text:c="3"/>Library: work</text:span></text:p>
            <text:p text:style-name="P1"><text:span text:style-name="T1"/></text:p>
            <text:p text:style-name="P1"><text:span text:style-name="T1">*******************************************************</text:span></text:p>
            <text:p text:style-name="P1"><text:span text:style-name="T1"/></text:p>
            <text:p text:style-name="P1"><text:span text:style-name="T1"/></text:p>
            <text:p text:style-name="P1"><text:span text:style-name="T1"><text:s/></text:span><text:span text:style-name="T1">Cell <text:s text:c="6"/>Library <text:s/>References <text:s text:c="4"/>Total Area</text:span></text:p>
            <text:p text:style-name="P1"><text:span text:style-name="T1"/></text:p>
            <text:p text:style-name="P1"><text:span text:style-name="T1">dff <text:s text:c="8"/>tsmc035_typ <text:s text:c="4"/>4 x <text:s text:c="5"/>5 <text:s text:c="4"/>19 gates</text:span></text:p>
            <text:p text:style-name="P1"><text:span text:style-name="T1">inv01 <text:s text:c="6"/>tsmc035_typ <text:s text:c="4"/>5 x <text:s text:c="5"/>1 <text:s text:c="5"/>4 gates</text:span></text:p>
            <text:p text:style-name="P1"><text:span text:style-name="T1">nand02 <text:s text:c="5"/>tsmc035_typ <text:s text:c="4"/>7 x <text:s text:c="5"/>1 <text:s text:c="5"/>7 gates</text:span></text:p>
            <text:p text:style-name="P1"><text:span text:style-name="T1">nand03 <text:s text:c="5"/>tsmc035_typ <text:s text:c="4"/>1 x <text:s text:c="5"/>1 <text:s text:c="5"/>1 gates</text:span></text:p>
            <text:p text:style-name="P1"><text:span text:style-name="T1">nand04 <text:s text:c="5"/>tsmc035_typ <text:s text:c="4"/>1 x <text:s text:c="5"/>1 <text:s text:c="5"/>1 gates</text:span></text:p>
            <text:p text:style-name="P1"><text:span text:style-name="T1">nor02_2x <text:s text:c="3"/>tsmc035_typ <text:s text:c="4"/>7 x <text:s text:c="5"/>1 <text:s text:c="5"/>7 gates</text:span></text:p>
            <text:p text:style-name="P1"><text:span text:style-name="T1">nor03_2x <text:s text:c="3"/>tsmc035_typ <text:s text:c="4"/>1 x <text:s text:c="5"/>1 <text:s text:c="5"/>1 gates</text:span></text:p>
            <text:p text:style-name="P1"><text:span text:style-name="T1">oai21 <text:s text:c="6"/>tsmc035_typ <text:s text:c="4"/>2 x <text:s text:c="5"/>1 <text:s text:c="5"/>2 gates</text:span></text:p>
            <text:p text:style-name="P1"><text:span text:style-name="T1"/></text:p>
            <text:p text:style-name="P1"><text:span text:style-name="T1"><text:s/></text:span><text:span text:style-name="T1">Number of ports : <text:s text:c="21"/>13</text:span></text:p>
            <text:p text:style-name="P1"><text:span text:style-name="T1"><text:s/></text:span><text:span text:style-name="T1">Number of nets : <text:s text:c="22"/>40</text:span></text:p>
            <text:p text:style-name="P1"><text:span text:style-name="T1"><text:s/></text:span><text:span text:style-name="T1">Number of instances : <text:s text:c="17"/>28</text:span></text:p>
            <text:p text:style-name="P1"><text:span text:style-name="T1"><text:s/></text:span><text:span text:style-name="T1">Number of references to this view : <text:s text:c="4"/>0</text:span></text:p>
            <text:p text:style-name="P1"><text:span text:style-name="T1"/></text:p>
            <text:p text:style-name="P1"><text:span text:style-name="T1">Total accumulated area : </text:span></text:p>
            <text:p text:style-name="P1"><text:span text:style-name="T1"><text:s/></text:span><text:span text:style-name="T1">Number of gates : <text:s text:c="21"/>43</text:span></text:p>
            <text:p text:style-name="P1"><text:span text:style-name="T1"><text:s/></text:span><text:span text:style-name="T1">Number of accumulated instances : <text:s text:c="5"/>28</text:span></text:p>
            <text:p text:style-name="P1"><text:span text:style-name="T1"/></text:p>
          </form:textarea>
          <form:textarea form:name="Caixa de texto 6" form:control-implementation="ooo:com.sun.star.form.component.TextField" xml:id="control7" form:id="control7" form:current-value="&#10;                        Critical Path Report&#10;&#10;&#10;Critical path #1, (path slack =  0.6):&#10;&#10;NAME                                  GATE              ARRIVAL              LOAD&#10;---------------------------------------------------------------------------------&#10;clock information not specified&#10;delay thru clock network                                0.00 (ideal)&#10;&#10;&#10;reg_STATE(1)/QB                       dff         0.00  0.38 dn             0.03&#10;ix17/Y                                nor02_2x    0.12  0.51 up             0.01&#10;ix318/Y                               oai21       0.16  0.67 dn             0.01&#10;ix83/Y                                nand02      0.21  0.89 up             0.02&#10;reg_STATE(1)/D                        dff         0.00  0.89 up             0.00&#10;data arrival time                                       0.89&#10;&#10;&#10;data required time  (default specified - setup time)     1.46&#10;---------------------------------------------------------------------------------&#10;data required time                                      1.46&#10;data arrival time                                       0.89&#10;                                                     ----------&#10;slack                                                  0.57&#10;---------------------------------------------------------------------------------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/></text:p>
            <text:p text:style-name="P1"><text:span text:style-name="T1"><text:s text:c="24"/></text:span><text:span text:style-name="T1">Critical Path Report</text:span></text:p>
            <text:p text:style-name="P1"><text:span text:style-name="T1"/></text:p>
            <text:p text:style-name="P1"><text:span text:style-name="T1"/></text:p>
            <text:p text:style-name="P1"><text:span text:style-name="T1">Critical path #1, (path slack = <text:s/>0.6):</text:span></text:p>
            <text:p text:style-name="P1"><text:span text:style-name="T1"/></text:p>
            <text:p text:style-name="P1"><text:span text:style-name="T1">NAME <text:s text:c="33"/>GATE <text:s text:c="13"/>ARRIVAL <text:s text:c="13"/>LOAD</text:span></text:p>
            <text:p text:style-name="P1"><text:span text:style-name="T1">---------------------------------------------------------------------------------</text:span></text:p>
            <text:p text:style-name="P1"><text:span text:style-name="T1">clock information not specified</text:span></text:p>
            <text:p text:style-name="P1"><text:span text:style-name="T1">delay thru clock network <text:s text:c="31"/>0.00 (ideal)</text:span></text:p>
            <text:p text:style-name="P1"><text:span text:style-name="T1"/></text:p>
            <text:p text:style-name="P1"><text:span text:style-name="T1"/></text:p>
            <text:p text:style-name="P1"><text:span text:style-name="T1">reg_STATE(1)/QB <text:s text:c="22"/>dff <text:s text:c="8"/>0.00 <text:s/>0.38 dn <text:s text:c="12"/>0.03</text:span></text:p>
            <text:p text:style-name="P1"><text:span text:style-name="T1">ix17/Y <text:s text:c="31"/>nor02_2x <text:s text:c="3"/>0.12 <text:s/>0.51 up <text:s text:c="12"/>0.01</text:span></text:p>
            <text:p text:style-name="P1"><text:span text:style-name="T1">ix318/Y <text:s text:c="30"/>oai21 <text:s text:c="6"/>0.16 <text:s/>0.67 dn <text:s text:c="12"/>0.01</text:span></text:p>
            <text:p text:style-name="P1"><text:span text:style-name="T1">ix83/Y <text:s text:c="31"/>nand02 <text:s text:c="5"/>0.21 <text:s/>0.89 up <text:s text:c="12"/>0.02</text:span></text:p>
            <text:p text:style-name="P1"><text:span text:style-name="T1">reg_STATE(1)/D <text:s text:c="23"/>dff <text:s text:c="8"/>0.00 <text:s/>0.89 up <text:s text:c="12"/>0.00</text:span></text:p>
            <text:p text:style-name="P1"><text:span text:style-name="T1">data arrival time <text:s text:c="38"/>0.89</text:span></text:p>
            <text:p text:style-name="P1"><text:span text:style-name="T1"/></text:p>
            <text:p text:style-name="P1"><text:span text:style-name="T1"/></text:p>
            <text:p text:style-name="P1"><text:span text:style-name="T1">data required time <text:s/>(default specified - setup time) <text:s text:c="4"/>1.46</text:span></text:p>
            <text:p text:style-name="P1"><text:span text:style-name="T1">---------------------------------------------------------------------------------</text:span></text:p>
            <text:p text:style-name="P1"><text:span text:style-name="T1">data required time <text:s text:c="37"/>1.46</text:span></text:p>
            <text:p text:style-name="P1"><text:span text:style-name="T1">data arrival time <text:s text:c="38"/>0.89</text:span></text:p>
            <text:p text:style-name="P1"><text:span text:style-name="T1"><text:s text:c="53"/></text:span><text:span text:style-name="T1">----------</text:span></text:p>
            <text:p text:style-name="P1"><text:span text:style-name="T1">slack <text:s text:c="49"/>0.57</text:span></text:p>
            <text:p text:style-name="P1"><text:span text:style-name="T1">---------------------------------------------------------------------------------</text:span></text:p>
          </form:textarea>
          <form:textarea form:name="Caixa de texto 8" form:control-implementation="ooo:com.sun.star.form.component.TextField" xml:id="control8" form:id="control8" form:current-value="&#13;&#10;*******************************************************&#13;&#10;&#13;&#10;Cell: fsm_main    View: arch    Library: work&#13;&#10;&#13;&#10;*******************************************************&#13;&#10;&#13;&#10;&#13;&#10; Cell     Library  References     Total Area&#13;&#10;&#13;&#10;aoi22     tsmc025_typ     2 x      1      3 gates&#13;&#10;dff       tsmc025_typ     4 x      4     18 gates&#13;&#10;inv01     tsmc025_typ     7 x      1      5 gates&#13;&#10;nand02    tsmc025_typ     5 x      1      5 gates&#13;&#10;nand03    tsmc025_typ     1 x      1      1 gates&#13;&#10;nor02     tsmc025_typ     1 x      1      1 gates&#13;&#10;oai22     tsmc025_typ     3 x      1      4 gates&#13;&#10;&#13;&#10; Number of ports :                      13&#13;&#10; Number of nets :                       32&#13;&#10; Number of instances :                  23&#13;&#10; Number of references to this view :     0&#13;&#10;&#13;&#10;Total accumulated area : &#13;&#10; Number of gates :                      38&#13;&#10; Number of accumulated instances :      23&#13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Caixa de texto 7" form:control-implementation="ooo:com.sun.star.form.component.TextField" xml:id="control9" form:id="control9" form:current-value="                        Critical Path Report&#10;&#10;&#10;Critical path #1, (path slack =  0.6):&#10;&#10;NAME                                  GATE              ARRIVAL              LOAD&#10;---------------------------------------------------------------------------------&#10;clock information not specified&#10;delay thru clock network                                0.00 (ideal)&#10;&#10;&#10;reg_STATE(1)/Q                        dff         0.00  0.43 dn             0.02&#10;ix313/Y                               aoi22       0.19  0.61 up             0.01&#10;ix51/Y                                oai22       0.14  0.75 dn             0.02&#10;reg_STATE(2)/D                        dff         0.00  0.75 dn             0.00&#10;data arrival time                                       0.75&#10;&#10;&#10;data required time  (default specified - setup time)     1.37&#10;---------------------------------------------------------------------------------&#10;data required time                                      1.37&#10;data arrival time                                       0.75&#10;                                                     ----------&#10;slack                                                  0.61&#10;---------------------------------------------------------------------------------&#10;&#10;&#10;Info, Command 'report_delay' finished successfull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<text:s text:c="24"/></text:span><text:span text:style-name="T1">Critical Path Report</text:span></text:p>
            <text:p text:style-name="P1"><text:span text:style-name="T1"/></text:p>
            <text:p text:style-name="P1"><text:span text:style-name="T1"/></text:p>
            <text:p text:style-name="P1"><text:span text:style-name="T1">Critical path #1, (path slack = <text:s/>0.6):</text:span></text:p>
            <text:p text:style-name="P1"><text:span text:style-name="T1"/></text:p>
            <text:p text:style-name="P1"><text:span text:style-name="T1">NAME <text:s text:c="33"/>GATE <text:s text:c="13"/>ARRIVAL <text:s text:c="13"/>LOAD</text:span></text:p>
            <text:p text:style-name="P1"><text:span text:style-name="T1">---------------------------------------------------------------------------------</text:span></text:p>
            <text:p text:style-name="P1"><text:span text:style-name="T1">clock information not specified</text:span></text:p>
            <text:p text:style-name="P1"><text:span text:style-name="T1">delay thru clock network <text:s text:c="31"/>0.00 (ideal)</text:span></text:p>
            <text:p text:style-name="P1"><text:span text:style-name="T1"/></text:p>
            <text:p text:style-name="P1"><text:span text:style-name="T1"/></text:p>
            <text:p text:style-name="P1"><text:span text:style-name="T1">reg_STATE(1)/Q <text:s text:c="23"/>dff <text:s text:c="8"/>0.00 <text:s/>0.43 dn <text:s text:c="12"/>0.02</text:span></text:p>
            <text:p text:style-name="P1"><text:span text:style-name="T1">ix313/Y <text:s text:c="30"/>aoi22 <text:s text:c="6"/>0.19 <text:s/>0.61 up <text:s text:c="12"/>0.01</text:span></text:p>
            <text:p text:style-name="P1"><text:span text:style-name="T1">ix51/Y <text:s text:c="31"/>oai22 <text:s text:c="6"/>0.14 <text:s/>0.75 dn <text:s text:c="12"/>0.02</text:span></text:p>
            <text:p text:style-name="P1"><text:span text:style-name="T1">reg_STATE(2)/D <text:s text:c="23"/>dff <text:s text:c="8"/>0.00 <text:s/>0.75 dn <text:s text:c="12"/>0.00</text:span></text:p>
            <text:p text:style-name="P1"><text:span text:style-name="T1">data arrival time <text:s text:c="38"/>0.75</text:span></text:p>
            <text:p text:style-name="P1"><text:span text:style-name="T1"/></text:p>
            <text:p text:style-name="P1"><text:span text:style-name="T1"/></text:p>
            <text:p text:style-name="P1"><text:span text:style-name="T1">data required time <text:s/>(default specified - setup time) <text:s text:c="4"/>1.37</text:span></text:p>
            <text:p text:style-name="P1"><text:span text:style-name="T1">---------------------------------------------------------------------------------</text:span></text:p>
            <text:p text:style-name="P1"><text:span text:style-name="T1">data required time <text:s text:c="37"/>1.37</text:span></text:p>
            <text:p text:style-name="P1"><text:span text:style-name="T1">data arrival time <text:s text:c="38"/>0.75</text:span></text:p>
            <text:p text:style-name="P1"><text:span text:style-name="T1"><text:s text:c="53"/></text:span><text:span text:style-name="T1">----------</text:span></text:p>
            <text:p text:style-name="P1"><text:span text:style-name="T1">slack <text:s text:c="49"/>0.61</text:span></text:p>
            <text:p text:style-name="P1"><text:span text:style-name="T1">---------------------------------------------------------------------------------</text:span></text:p>
            <text:p text:style-name="P1"><text:span text:style-name="T1"/></text:p>
            <text:p text:style-name="P1"><text:span text:style-name="T1"/></text:p>
            <text:p text:style-name="P1"><text:span text:style-name="T1">Info, Command 'report_delay' finished successfully</text:span></text:p>
          </form:textarea>
          <form:textarea form:name="Caixa de texto 9" form:control-implementation="ooo:com.sun.star.form.component.TextField" xml:id="control10" form:id="control10" form:current-value="&#10;*******************************************************&#10;&#10;Cell: fsm_main    View: arch    Library: work&#10;&#10;*******************************************************&#10;&#10;&#10; Cell     Library  References     Total Area&#10;&#10;aoi22     tsmc018_typ     2 x      1      3 gates&#10;dff       tsmc018_typ     4 x      4     18 gates&#10;inv01     tsmc018_typ     6 x      1      5 gates&#10;nand02    tsmc018_typ     2 x      1      2 gates&#10;nand03    tsmc018_typ     2 x      1      2 gates&#10;nor02     tsmc018_typ     1 x      1      1 gates&#10;oai21     tsmc018_typ     2 x      1      2 gates&#10;oai22     tsmc018_typ     2 x      1      3 gates&#10;&#10; Number of ports :                      13&#10; Number of nets :                       30&#10; Number of instances :                  21&#10; Number of references to this view :     0&#10;&#10;Total accumulated area : &#10; Number of gates :                      36&#10; Number of accumulated instances :      21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/></text:p>
            <text:p text:style-name="P1"><text:span text:style-name="T1">*******************************************************</text:span></text:p>
            <text:p text:style-name="P1"><text:span text:style-name="T1"/></text:p>
            <text:p text:style-name="P1"><text:span text:style-name="T1">Cell: fsm_main <text:s text:c="3"/>View: arch <text:s text:c="3"/>Library: work</text:span></text:p>
            <text:p text:style-name="P1"><text:span text:style-name="T1"/></text:p>
            <text:p text:style-name="P1"><text:span text:style-name="T1">*******************************************************</text:span></text:p>
            <text:p text:style-name="P1"><text:span text:style-name="T1"/></text:p>
            <text:p text:style-name="P1"><text:span text:style-name="T1"/></text:p>
            <text:p text:style-name="P1"><text:span text:style-name="T1"><text:s/></text:span><text:span text:style-name="T1">Cell <text:s text:c="4"/>Library <text:s/>References <text:s text:c="4"/>Total Area</text:span></text:p>
            <text:p text:style-name="P1"><text:span text:style-name="T1"/></text:p>
            <text:p text:style-name="P1"><text:span text:style-name="T1">aoi22 <text:s text:c="4"/>tsmc018_typ <text:s text:c="4"/>2 x <text:s text:c="5"/>1 <text:s text:c="5"/>3 gates</text:span></text:p>
            <text:p text:style-name="P1"><text:span text:style-name="T1">dff <text:s text:c="6"/>tsmc018_typ <text:s text:c="4"/>4 x <text:s text:c="5"/>4 <text:s text:c="4"/>18 gates</text:span></text:p>
            <text:p text:style-name="P1"><text:span text:style-name="T1">inv01 <text:s text:c="4"/>tsmc018_typ <text:s text:c="4"/>6 x <text:s text:c="5"/>1 <text:s text:c="5"/>5 gates</text:span></text:p>
            <text:p text:style-name="P1"><text:span text:style-name="T1">nand02 <text:s text:c="3"/>tsmc018_typ <text:s text:c="4"/>2 x <text:s text:c="5"/>1 <text:s text:c="5"/>2 gates</text:span></text:p>
            <text:p text:style-name="P1"><text:span text:style-name="T1">nand03 <text:s text:c="3"/>tsmc018_typ <text:s text:c="4"/>2 x <text:s text:c="5"/>1 <text:s text:c="5"/>2 gates</text:span></text:p>
            <text:p text:style-name="P1"><text:span text:style-name="T1">nor02 <text:s text:c="4"/>tsmc018_typ <text:s text:c="4"/>1 x <text:s text:c="5"/>1 <text:s text:c="5"/>1 gates</text:span></text:p>
            <text:p text:style-name="P1"><text:span text:style-name="T1">oai21 <text:s text:c="4"/>tsmc018_typ <text:s text:c="4"/>2 x <text:s text:c="5"/>1 <text:s text:c="5"/>2 gates</text:span></text:p>
            <text:p text:style-name="P1"><text:span text:style-name="T1">oai22 <text:s text:c="4"/>tsmc018_typ <text:s text:c="4"/>2 x <text:s text:c="5"/>1 <text:s text:c="5"/>3 gates</text:span></text:p>
            <text:p text:style-name="P1"><text:span text:style-name="T1"/></text:p>
            <text:p text:style-name="P1"><text:span text:style-name="T1"><text:s/></text:span><text:span text:style-name="T1">Number of ports : <text:s text:c="21"/>13</text:span></text:p>
            <text:p text:style-name="P1"><text:span text:style-name="T1"><text:s/></text:span><text:span text:style-name="T1">Number of nets : <text:s text:c="22"/>30</text:span></text:p>
            <text:p text:style-name="P1"><text:span text:style-name="T1"><text:s/></text:span><text:span text:style-name="T1">Number of instances : <text:s text:c="17"/>21</text:span></text:p>
            <text:p text:style-name="P1"><text:span text:style-name="T1"><text:s/></text:span><text:span text:style-name="T1">Number of references to this view : <text:s text:c="4"/>0</text:span></text:p>
            <text:p text:style-name="P1"><text:span text:style-name="T1"/></text:p>
            <text:p text:style-name="P1"><text:span text:style-name="T1">Total accumulated area : </text:span></text:p>
            <text:p text:style-name="P1"><text:span text:style-name="T1"><text:s/></text:span><text:span text:style-name="T1">Number of gates : <text:s text:c="21"/>36</text:span></text:p>
            <text:p text:style-name="P1"><text:span text:style-name="T1"><text:s/></text:span><text:span text:style-name="T1">Number of accumulated instances : <text:s text:c="5"/>21</text:span></text:p>
            <text:p text:style-name="P1"><text:span text:style-name="T1"/></text:p>
          </form:textarea>
          <form:textarea form:name="Caixa de texto 10" form:control-implementation="ooo:com.sun.star.form.component.TextField" xml:id="control11" form:id="control11" form:current-value="                        Critical Path Report&#10;&#10;&#10;Critical path #1, (path slack =  1.1):&#10;&#10;NAME                                  GATE              ARRIVAL              LOAD&#10;---------------------------------------------------------------------------------&#10;clock information not specified&#10;delay thru clock network                                0.00 (ideal)&#10;&#10;&#10;reg_STATE(1)/Q                        dff         0.00  0.30 dn             0.02&#10;ix311/Y                               aoi22       0.11  0.41 up             0.01&#10;ix51/Y                                oai22       0.09  0.51 dn             0.01&#10;reg_STATE(2)/D                        dff         0.00  0.51 dn             0.00&#10;data arrival time                                       0.51&#10;&#10;&#10;data required time  (default specified - setup time)     1.59&#10;---------------------------------------------------------------------------------&#10;data required time                                      1.59&#10;data arrival time                                       0.51&#10;                                                     ----------&#10;slack                                                  1.08&#10;---------------------------------------------------------------------------------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<text:s text:c="24"/></text:span><text:span text:style-name="T1">Critical Path Report</text:span></text:p>
            <text:p text:style-name="P1"><text:span text:style-name="T1"/></text:p>
            <text:p text:style-name="P1"><text:span text:style-name="T1"/></text:p>
            <text:p text:style-name="P1"><text:span text:style-name="T1">Critical path #1, (path slack = <text:s/>1.1):</text:span></text:p>
            <text:p text:style-name="P1"><text:span text:style-name="T1"/></text:p>
            <text:p text:style-name="P1"><text:span text:style-name="T1">NAME <text:s text:c="33"/>GATE <text:s text:c="13"/>ARRIVAL <text:s text:c="13"/>LOAD</text:span></text:p>
            <text:p text:style-name="P1"><text:span text:style-name="T1">---------------------------------------------------------------------------------</text:span></text:p>
            <text:p text:style-name="P1"><text:span text:style-name="T1">clock information not specified</text:span></text:p>
            <text:p text:style-name="P1"><text:span text:style-name="T1">delay thru clock network <text:s text:c="31"/>0.00 (ideal)</text:span></text:p>
            <text:p text:style-name="P1"><text:span text:style-name="T1"/></text:p>
            <text:p text:style-name="P1"><text:span text:style-name="T1"/></text:p>
            <text:p text:style-name="P1"><text:span text:style-name="T1">reg_STATE(1)/Q <text:s text:c="23"/>dff <text:s text:c="8"/>0.00 <text:s/>0.30 dn <text:s text:c="12"/>0.02</text:span></text:p>
            <text:p text:style-name="P1"><text:span text:style-name="T1">ix311/Y <text:s text:c="30"/>aoi22 <text:s text:c="6"/>0.11 <text:s/>0.41 up <text:s text:c="12"/>0.01</text:span></text:p>
            <text:p text:style-name="P1"><text:span text:style-name="T1">ix51/Y <text:s text:c="31"/>oai22 <text:s text:c="6"/>0.09 <text:s/>0.51 dn <text:s text:c="12"/>0.01</text:span></text:p>
            <text:p text:style-name="P1"><text:span text:style-name="T1">reg_STATE(2)/D <text:s text:c="23"/>dff <text:s text:c="8"/>0.00 <text:s/>0.51 dn <text:s text:c="12"/>0.00</text:span></text:p>
            <text:p text:style-name="P1"><text:span text:style-name="T1">data arrival time <text:s text:c="38"/>0.51</text:span></text:p>
            <text:p text:style-name="P1"><text:span text:style-name="T1"/></text:p>
            <text:p text:style-name="P1"><text:span text:style-name="T1"/></text:p>
            <text:p text:style-name="P1"><text:span text:style-name="T1">data required time <text:s/>(default specified - setup time) <text:s text:c="4"/>1.59</text:span></text:p>
            <text:p text:style-name="P1"><text:span text:style-name="T1">---------------------------------------------------------------------------------</text:span></text:p>
            <text:p text:style-name="P1"><text:span text:style-name="T1">data required time <text:s text:c="37"/>1.59</text:span></text:p>
            <text:p text:style-name="P1"><text:span text:style-name="T1">data arrival time <text:s text:c="38"/>0.51</text:span></text:p>
            <text:p text:style-name="P1"><text:span text:style-name="T1"><text:s text:c="53"/></text:span><text:span text:style-name="T1">----------</text:span></text:p>
            <text:p text:style-name="P1"><text:span text:style-name="T1">slack <text:s text:c="49"/>1.08</text:span></text:p>
            <text:p text:style-name="P1"><text:span text:style-name="T1">---------------------------------------------------------------------------------</text:span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2"><text:tab/></text:span><text:span text:style-name="T11">Folha de Respostas -Aula </text:span><text:span text:style-name="T12">9</text:span></text:p>
      <text:p text:style-name="P11"/>
      <text:p text:style-name="P3"><draw:control text:anchor-type="paragraph" draw:z-index="1" draw:name="Forma1" draw:style-name="gr2" draw:text-style-name="P24" svg:width="5.919cm" svg:height="0.673cm" svg:x="3.985cm" svg:y="0.079cm" draw:control="control2"/><draw:control text:anchor-type="paragraph" draw:z-index="2" draw:name="Forma2" draw:style-name="gr2" draw:text-style-name="P24" svg:width="3.206cm" svg:height="0.747cm" svg:x="13.686cm" svg:y="0cm" draw:control="control3"/><text:span text:style-name="T10">Nome do Aluno: </text:span><text:span text:style-name="T2"><text:s/><text:tab/><text:tab/><text:tab/><text:tab/><text:tab/><text:tab/>No. USP:</text:span></text:p>
      <text:p text:style-name="P2"/>
      <text:p text:style-name="P2"/>
      <text:p text:style-name="P4"/>
      <text:p text:style-name="P10">Instruções: C<text:span text:style-name="T25">om referência à apostila da parte prática, c</text:span>ompletar <text:span text:style-name="T25">os campos abaixo </text:span>com apenas as informações e dados solicitados.</text:p>
      <text:p text:style-name="P5"/>
      <text:p text:style-name="P12"/>
      <text:p text:style-name="P4"/>
      <text:p text:style-name="P4"><text:span text:style-name="T25">Item 5) </text:span><text:bookmark-start text:name="__DdeLink__536_195069888"/><text:span text:style-name="T6">Insira no</text:span><text:span text:style-name="T3"> quadro abaixo </text:span><text:span text:style-name="T7">o</text:span><text:span text:style-name="T6"> </text:span><text:bookmark-end text:name="__DdeLink__536_195069888"/><text:span text:style-name="T7">modelo simulável VHDL em gate-level do FSM_Main, incluindo as chamadas para as bibliotecas e pacotes.</text:span></text:p>
      <text:p text:style-name="P13"/>
      <text:p text:style-name="P13"><draw:control text:anchor-type="paragraph" draw:z-index="3" draw:name="Forma4" draw:style-name="gr2" draw:text-style-name="P25" svg:width="16.401cm" svg:height="7.289cm" svg:x="0.298cm" svg:y="0.131cm" draw:control="control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tab/></text:p>
      <text:p text:style-name="P7"><text:bookmark-start text:name="__DdeLink__538_195069888"/><text:span text:style-name="T6">Insira no</text:span><text:span text:style-name="T4"> quadro abaixo </text:span><text:span text:style-name="T6">o </text:span><text:span text:style-name="T8">código do</text:span><text:span text:style-name="T6"> </text:span><text:bookmark-end text:name="__DdeLink__538_195069888"/><text:span text:style-name="T7">testbench topo da simulação, com as mudanças para adaptação aos novos portos de E/S </text:span><text:span text:style-name="T8">(</text:span><text:span text:style-name="T7">do ci</text:span><text:span text:style-name="T8">rcuito em gate level)</text:span></text:p>
      <text:p text:style-name="P13"/>
      <text:p text:style-name="P13"><draw:control text:anchor-type="paragraph" draw:z-index="4" draw:name="Forma5" draw:style-name="gr2" draw:text-style-name="P25" svg:width="16.571cm" svg:height="7.506cm" svg:x="0.222cm" svg:y="0.39cm" draw:control="control5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span text:style-name="T4"><text:tab/>Faça a captura de imagem </text:span><text:span text:style-name="T8">no</text:span><text:span text:style-name="T4"> campo abaixo </text:span><text:span text:style-name="T5">(clique com o botão direito) </text:span><text:span text:style-name="T4">com a simulação </text:span><text:span text:style-name="T13">correspondente aos estímulos do item anterior </text:span><text:span text:style-name="T14">(deveria ser equivalente ao obtido na Aula 5</text:span><text:span text:style-name="T18">.</text:span></text:p>
      <text:p text:style-name="P13"/>
      <text:p text:style-name="P13"/>
      <text:p text:style-name="P13"><draw:control text:anchor-type="paragraph" draw:z-index="0" draw:style-name="gr1" draw:text-style-name="P23" svg:width="16.77cm" svg:height="9.676cm" svg:x="0.208cm" svg:y="0.131cm" draw:control="control1"/></text:p>
      <text:p text:style-name="P13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tab/></text:p>
      <text:p text:style-name="P17"/>
      <text:p text:style-name="P17"/>
      <text:p text:style-name="P17"/>
      <text:p text:style-name="P17"/>
      <text:p text:style-name="P17"/>
      <text:p text:style-name="P8"><text:span text:style-name="T25">Item 6) </text:span><text:bookmark-start text:name="__DdeLink__536_1950698881"/><text:span text:style-name="T6">Insira no</text:span><text:span text:style-name="T3"> quadro abaixo </text:span><text:span text:style-name="T7">o</text:span><text:span text:style-name="T6"> </text:span><text:bookmark-end text:name="__DdeLink__536_1950698881"/><text:span text:style-name="T9">relatório de área do circuito gate level (0,35 um)</text:span><text:span text:style-name="T7">.</text:span></text:p>
      <text:p text:style-name="P17"/>
      <text:p text:style-name="P19"><draw:control text:anchor-type="paragraph" draw:z-index="5" draw:name="Forma3" draw:style-name="gr2" draw:text-style-name="P25" svg:width="16.585cm" svg:height="9.727cm" svg:x="0.409cm" svg:y="0.346cm" draw:control="control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</text:p>
      <text:p text:style-name="P8"><text:span text:style-name="T24"><text:tab/> </text:span><text:span text:style-name="T16">Insira no</text:span><text:span text:style-name="T15"> quadro abaixo </text:span><text:span text:style-name="T20">o</text:span><text:span text:style-name="T16"> </text:span><text:span text:style-name="T19">relatório de timing do circuito gate level</text:span><text:span text:style-name="T20"> </text:span><text:span text:style-name="T19">(0,35 um)</text:span><text:span text:style-name="T20">.</text:span></text:p>
      <text:p text:style-name="P18"/>
      <text:p text:style-name="P14"><draw:control text:anchor-type="paragraph" draw:z-index="6" draw:name="Forma6" draw:style-name="gr2" draw:text-style-name="P25" svg:width="16.098cm" svg:height="8.96cm" svg:x="0.259cm" svg:y="0.319cm" draw:control="control7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<text:tab/></text:p>
      <text:p text:style-name="P8"><text:span text:style-name="T25">Item 8) </text:span><text:bookmark-start text:name="__DdeLink__536_19506988811"/><text:span text:style-name="T6">Insira no quadro abaixo </text:span><text:span text:style-name="T7">o</text:span><text:span text:style-name="T6"> </text:span><text:bookmark-end text:name="__DdeLink__536_19506988811"/><text:span text:style-name="T9">relatório de área do circuito gate level (0,25 um)</text:span><text:span text:style-name="T7">.</text:span></text:p>
      <text:p text:style-name="P14"/>
      <text:p text:style-name="P14"/>
      <text:p text:style-name="P14"/>
      <text:p text:style-name="P14"><draw:control text:anchor-type="paragraph" draw:z-index="7" draw:name="Forma8" draw:style-name="gr2" draw:text-style-name="P24" svg:width="16.1cm" svg:height="10.062cm" svg:x="0.374cm" svg:y="0.168cm" draw:control="control8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tab/></text:p>
      <text:p text:style-name="P20"/>
      <text:p text:style-name="P8"><draw:control text:anchor-type="paragraph" draw:z-index="8" draw:name="Forma7" draw:style-name="gr2" draw:text-style-name="P25" svg:width="16.1cm" svg:height="9.242cm" svg:x="0.185cm" svg:y="1.266cm" draw:control="control9"/><text:span text:style-name="T17"><text:tab/> </text:span><text:span text:style-name="T16">Insira no quadro abaixo </text:span><text:span text:style-name="T20">o</text:span><text:span text:style-name="T16"> </text:span><text:span text:style-name="T19">relatório de timing do circuito gate level</text:span><text:span text:style-name="T20"> </text:span><text:span text:style-name="T19">(0,</text:span><text:span text:style-name="T21">2</text:span><text:span text:style-name="T19">5 um)</text:span><text:span text:style-name="T20">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><text:span text:style-name="T22">Item </text:span><text:span text:style-name="T23">10</text:span><text:span text:style-name="T22">)</text:span><text:span text:style-name="T18"> </text:span><text:bookmark-start text:name="__DdeLink__536_195069888112"/><text:span text:style-name="T16">Insira no quadro abaixo </text:span><text:span text:style-name="T20">o</text:span><text:span text:style-name="T16"> </text:span><text:bookmark-end text:name="__DdeLink__536_195069888112"/><text:span text:style-name="T19">relatório de área do circuito gate level (0,</text:span><text:span text:style-name="T21">18</text:span><text:span text:style-name="T19"> um)</text:span><text:span text:style-name="T20">.</text:span></text:p>
      <text:p text:style-name="P21"/>
      <text:p text:style-name="P21"><draw:control text:anchor-type="paragraph" draw:z-index="9" draw:name="Forma9" draw:style-name="gr2" draw:text-style-name="P26" svg:width="16.167cm" svg:height="10.134cm" svg:x="0.318cm" svg:y="0.185cm" draw:control="control1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9"><text:span text:style-name="T17"><text:tab/> </text:span><text:span text:style-name="T16">Insira no quadro abaixo </text:span><text:span text:style-name="T20">o</text:span><text:span text:style-name="T16"> </text:span><text:span text:style-name="T19">relatório de timing do circuito gate level</text:span><text:span text:style-name="T20"> </text:span><text:span text:style-name="T19">(0,</text:span><text:span text:style-name="T21">18</text:span><text:span text:style-name="T19"> um</text:span><text:span text:style-name="T21">).</text:span></text:p>
      <text:p text:style-name="P22"/>
      <text:p text:style-name="P22"><draw:control text:anchor-type="paragraph" draw:z-index="10" draw:name="Forma10" draw:style-name="gr2" draw:text-style-name="P26" svg:width="15.294cm" svg:height="11.034cm" svg:x="0.774cm" svg:y="0.376cm" draw:control="control11"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5.4.4.2$Windows_X86_64 LibreOffice_project/2524958677847fb3bb44820e40380acbe820f960</meta:generator>
    <dc:date>2018-05-11T15:55:51.164000000</dc:date>
    <meta:editing-duration>PT41M29S</meta:editing-duration>
    <meta:editing-cycles>7</meta:editing-cycles>
    <meta:document-statistic meta:table-count="0" meta:image-count="0" meta:object-count="0" meta:page-count="5" meta:paragraph-count="16" meta:word-count="197" meta:character-count="1152" meta:non-whitespace-character-count="945"/>
  </office:meta>
</office:document-meta>
</file>